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07B000000222DC6CA681F0E5DA6.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tarSymbol1" svg:font-family="StarSymbol" style:font-charset="x-symbol"/>
    <style:font-face style:name="StarSymbol"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Text_20_body">
      <style:text-properties style:font-name="Verdana" fo:font-size="8pt" fo:font-style="normal"/>
    </style:style>
    <style:style style:name="P5" style:family="paragraph" style:parent-style-name="Table_20_Contents">
      <style:paragraph-properties fo:break-before="auto" fo:break-after="auto"/>
    </style:style>
    <style:style style:name="P6" style:family="paragraph" style:parent-style-name="Contents_20_1">
      <style:paragraph-properties>
        <style:tab-stops>
          <style:tab-stop style:position="17.699cm" style:type="right" style:leader-style="dotted" style:leader-text="."/>
        </style:tab-stops>
      </style:paragraph-properties>
    </style:style>
    <style:style style:name="P7" style:family="paragraph" style:parent-style-name="Contents_20_2">
      <style:paragraph-properties>
        <style:tab-stops>
          <style:tab-stop style:position="17.2cm" style:type="right" style:leader-style="dotted" style:leader-text="."/>
        </style:tab-stops>
      </style:paragraph-properties>
    </style:style>
    <style:style style:name="P8" style:family="paragraph" style:parent-style-name="Contents_20_3">
      <style:paragraph-properties>
        <style:tab-stops>
          <style:tab-stop style:position="16.701cm" style:type="right" style:leader-style="dotted" style:leader-text="."/>
        </style:tab-stops>
      </style:paragraph-properties>
    </style:style>
    <style:style style:name="P9" style:family="paragraph" style:parent-style-name="Heading_20_1" style:master-page-name="">
      <style:paragraph-properties fo:text-align="start" style:justify-single-word="false" style:page-number="auto" fo:break-before="auto" fo:break-after="auto"/>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officeooo:rsid="00094034"/>
    </style:style>
    <style:style style:name="T6" style:family="text">
      <style:text-properties officeooo:rsid="000a9cea"/>
    </style:style>
    <style:style style:name="T7" style:family="text">
      <style:text-properties officeooo:rsid="000c4cb8"/>
    </style:style>
    <style:style style:name="T8" style:family="text">
      <style:text-properties officeooo:rsid="000e1443"/>
    </style:style>
    <style:style style:name="T9" style:family="text">
      <style:text-properties officeooo:rsid="000ef60b"/>
    </style:style>
    <style:style style:name="T10" style:family="text">
      <style:text-properties officeooo:rsid="000ffba8"/>
    </style:style>
    <style:style style:name="T11" style:family="text">
      <style:text-properties officeooo:rsid="00115416"/>
    </style:style>
    <style:style style:name="T12" style:family="text">
      <style:text-properties officeooo:rsid="0012d2c4"/>
    </style:style>
    <style:style style:name="T13" style:family="text">
      <style:text-properties officeooo:rsid="00147bbd"/>
    </style:style>
    <style:style style:name="T14" style:family="text">
      <style:text-properties officeooo:rsid="0017b8a1"/>
    </style:style>
    <style:style style:name="T15" style:family="text">
      <style:text-properties officeooo:rsid="0018e1fe"/>
    </style:style>
    <style:style style:name="T16" style:family="text">
      <style:text-properties officeooo:rsid="0019b2b0"/>
    </style:style>
    <style:style style:name="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5">
      <text:list-level-style-number text:level="1" style:num-format="">
        <style:list-level-properties text:min-label-distance="0.25cm"/>
      </text:list-level-style-number>
      <text:list-level-style-number text:level="2" style:num-format="1">
        <style:list-level-properties text:min-label-distance="0.25cm"/>
      </text:list-level-style-number>
      <text:list-level-style-number text:level="3" style:num-suffix="." style:num-format="1" text:display-levels="2">
        <style:list-level-properties text:min-label-distance="0.25cm"/>
      </text:list-level-style-number>
      <text:list-level-style-number text:level="4" style:num-format="1" text:display-levels="3">
        <style:list-level-properties text:min-label-distance="0.25cm"/>
      </text:list-level-style-number>
      <text:list-level-style-number text:level="5" style:num-format="1" text:display-levels="4">
        <style:list-level-properties text:min-label-distance="0.25cm"/>
      </text:list-level-style-number>
      <text:list-level-style-number text:level="6" style:num-format="1" text:display-levels="5">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h text:style-name="P9" text:outline-level="1"><text:bookmark-start text:name="__RefHeading__272_1797879597"/><text:title>EXT: New Constant Editor Types</text:title><text:bookmark-end text:name="__RefHeading__272_1797879597"/></text:h>
      <text:p text:style-name="P3">Extension Key: <text:subject>tsparser</text:subject></text:p>
      <text:p text:style-name="P3">Language: <text:user-defined style:data-style-name="N0" text:name="language (en, de, fr, nl, dk, es, ... )">en</text:user-defined></text:p>
      <text:p text:style-name="P3">Keywords: <text:keywords>forEditors, forDevelopers, Constants Editor</text:keywords></text:p>
      <text:p text:style-name="P3">Copyright 201<text:span text:style-name="T13">4</text:span>, <text:user-defined style:data-style-name="N0" text:name="Author">Franz Holzinger</text:user-defined>, &lt;<text:user-defined style:data-style-name="N0" text:name="Email">franz@ttproducts.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text:a xlink:type="simple" xlink:href="#__RefHeading__272_1797879597" text:style-name="Internet_20_link" text:visited-style-name="Internet_20_link">EXT: New Constant Editor Types<text:tab/>1</text:a></text:p>
          <text:p text:style-name="P7"><text:a xlink:type="simple" xlink:href="#__RefHeading__274_1797879597" text:style-name="Internet_20_link" text:visited-style-name="Internet_20_link">Introduction<text:tab/>3</text:a></text:p>
          <text:p text:style-name="P8"><text:a xlink:type="simple" xlink:href="#__RefHeading__276_1797879597" text:style-name="Internet_20_link" text:visited-style-name="Internet_20_link">What does it do?<text:tab/>3</text:a></text:p>
          <text:p text:style-name="P7"><text:a xlink:type="simple" xlink:href="#__RefHeading__278_1797879597" text:style-name="Internet_20_link" text:visited-style-name="Internet_20_link">Users manual<text:tab/>4</text:a></text:p>
          <text:p text:style-name="P7"><text:a xlink:type="simple" xlink:href="#__RefHeading__280_1797879597" text:style-name="Internet_20_link" text:visited-style-name="Internet_20_link">Administration<text:tab/>5</text:a></text:p>
          <text:p text:style-name="P8"><text:a xlink:type="simple" xlink:href="#__RefHeading__282_1797879597" text:style-name="Internet_20_link" text:visited-style-name="Internet_20_link">Reference<text:tab/>5</text:a></text:p>
          <text:p text:style-name="P7"><text:a xlink:type="simple" xlink:href="#__RefHeading__284_1797879597" text:style-name="Internet_20_link" text:visited-style-name="Internet_20_link">Known problems<text:tab/>6</text:a></text:p>
          <text:p text:style-name="P7"><text:a xlink:type="simple" xlink:href="#__RefHeading__286_1797879597" text:style-name="Internet_20_link" text:visited-style-name="Internet_20_link">To-Do list<text:tab/>7</text:a></text:p>
          <text:p text:style-name="P7"><text:a xlink:type="simple" xlink:href="#__RefHeading__288_1797879597" text:style-name="Internet_20_link" text:visited-style-name="Internet_20_link">ChangeLog<text:tab/>8</text:a></text:p>
        </text:index-body>
      </text:table-of-content>
      <text:p text:style-name="Text_20_body"/>
      <text:p text:style-name="Text_20_body"/>
      <text:p text:style-name="Text_20_body"/>
      <text:h text:style-name="Heading_20_2" text:outline-level="2"><text:bookmark-start text:name="__RefHeading__274_1797879597"/>Introduction<text:bookmark-end text:name="__RefHeading__274_1797879597"/></text:h>
      <text:h text:style-name="Heading_20_3" text:outline-level="3"><text:bookmark-start text:name="__RefHeading__276_1797879597"/>What does it do?<text:bookmark-end text:name="__RefHeading__276_1797879597"/></text:h>
      <text:list xml:id="list1143145542" text:style-name="L1">
        <text:list-header>
          <text:p text:style-name="P10">The current TYPO3 Constant Editor does not support enough types. This extension adds new types in order to have a more sophisticated generation of the <text:span text:style-name="T14">t</text:span>emplate <text:span text:style-name="T14">c</text:span>onstant<text:span text:style-name="T14">s</text:span>.</text:p>
        </text:list-header>
      </text:list>
      <text:p text:style-name="Standard"/>
      <text:h text:style-name="Heading_20_2" text:outline-level="2"><text:bookmark-start text:name="__RefHeading__278_1797879597"/>Users manual<text:bookmark-end text:name="__RefHeading__278_1797879597"/></text:h>
      <text:list xml:id="list395431721" text:style-name="L2">
        <text:list-header>
          <text:p text:style-name="P11">Just install the extension together with any other extension which supports this patch. <text:s/>This will enable new types for the template constants. <text:span text:style-name="T11">This extension is only needed if you use the Constant Editor </text:span><text:span text:style-name="T12">to edit the template constants</text:span><text:span text:style-name="T11">.</text:span></text:p>
          <text:p text:style-name="P11">Be aware that this extension is using code <text:span text:style-name="T8">which overwrites the TYPO3 Core file 'TYPO3\CMS\Core\TypoScript\ExtendedTemplateService.php'</text:span>. <text:span text:style-name="T9">This could lead to a misbehaviour of the</text:span> TYPO3 Constant Editor <text:span text:style-name="T10">in case of an error.</text:span></text:p>
        </text:list-header>
      </text:list>
      <text:h text:style-name="Heading_20_3" text:outline-level="3"/>
      <text:h text:style-name="Heading_20_2" text:outline-level="2"><text:bookmark-start text:name="__RefHeading__280_1797879597"/>Administration<text:bookmark-end text:name="__RefHeading__280_1797879597"/></text:h>
      <text:h text:style-name="Heading_20_3" text:outline-level="3"><text:bookmark-start text:name="__RefHeading__282_1797879597"/>Reference<text:bookmark-end text:name="__RefHeading__282_1797879597"/></text:h>
      <text:p text:style-name="P5"/>
      <text:p text:style-name="Heading_20_4">type</text:p>
      <text:h text:style-name="Heading_20_5" text:outline-level="5">Syntax:</text:h>
      <text:p text:style-name="Preformatted_20_Text">[type=<text:span text:style-name="T4">type;</text:span>]</text:p>
      <text:p text:style-name="Text_20_body"/>
      <text:p text:style-name="Heading_20_6">Constants Types:</text:p>
      <text:p text:style-name="Text_20_body">See <text:a xlink:type="simple" xlink:href="http://wiki.typo3.org/index.php/TypoScript_Constants" text:style-name="Internet_20_link" text:visited-style-name="Visited_20_Internet_20_Link">http://wiki.typo3.org/index.php/TypoScript_Constants</text:a> for a complete list of all possible constants types.</text:p>
      <text:p text:style-name="Text_20_body">new:</text:p>
      <text:p text:style-name="Text_20_body">eint+ … empty or integer. If nothing has been entered, then the constants will remain empty. Be aware that an empty constants means that nothing is intended and that this is different to setting it to 0.</text:p>
      <text:h text:style-name="Heading_20_5" text:outline-level="5">Examples:</text:h>
      <text:p text:style-name="Text_20_body">Make the category empty. <text:span text:style-name="T7">This will</text:span> not use a default category and <text:span text:style-name="T7">it will </text:span>allow all products of all categories. Configure the behaviour of the <text:span text:style-name="T14">C</text:span>onstant <text:span text:style-name="T14">E</text:span>ditor in the file constants.txt <text:s/>of your TYPO3 extension.</text:p>
      <text:p text:style-name="Preformatted_20_Text"># cat=plugin.products//; type=eint+; label=default category ID: ID of the default category that will be shown in the list view when no tt_products[cat] parameter is given</text:p>
      <text:p text:style-name="Preformatted_20_Text"><text:span text:style-name="T15">defaultCategoryID </text:span><text:span text:style-name="T16">=</text:span></text:p>
      <text:p text:style-name="Text_20_body"/>
      <text:h text:style-name="Heading_20_2" text:outline-level="2"><text:bookmark-start text:name="__RefHeading__284_1797879597"/>Known problems<text:bookmark-end text:name="__RefHeading__284_1797879597"/></text:h>
      <text:list xml:id="list3246893778" text:style-name="L3">
        <text:list-item>
          <text:p text:style-name="P12">This has been developed with a XCLASS with code taken from TYPO3 <text:span text:style-name="T5">6</text:span>.<text:span text:style-name="T5">2</text:span>.<text:span text:style-name="T5">0 </text:span><text:span text:style-name="T6">beta3</text:span>. Maybe it <text:span text:style-name="T6">will</text:span> not work with future versions of TYPO3.</text:p>
        </text:list-item>
      </text:list>
      <text:p text:style-name="Text_20_body"/>
      <text:h text:style-name="Heading_20_2" text:outline-level="2"><text:bookmark-start text:name="__RefHeading__286_1797879597"/>To-Do list<text:bookmark-end text:name="__RefHeading__286_1797879597"/></text:h>
      <text:list xml:id="list123551351791243" text:continue-numbering="true" text:style-name="L3">
        <text:list-header>
          <text:p text:style-name="P12">Add this into TYPO3.</text:p>
        </text:list-header>
      </text:list>
      <text:h text:style-name="Heading_20_2" text:outline-level="2"><text:bookmark-start text:name="__RefHeading__288_1797879597"/>ChangeLog<text:bookmark-end text:name="__RefHeading__288_1797879597"/></text:h>
      <text:list xml:id="list3861282445" text:style-name="L4">
        <text:list-header>
          <text:p text:style-name="P13">See the file "ChangeLog" </text:p>
        </text:list-header>
      </text:list>
      <text:list xml:id="list248236710" text:style-name="L5">
        <text:list-item>
          <text:list>
            <text:list-header>
              <text:p text:style-name="P14"/>
            </text:list-header>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tarSymbol1" svg:font-family="StarSymbol" style:font-charset="x-symbol"/>
    <style:font-face style:name="StarSymbol"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1"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Salutation"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15" draw:style-name="Mgr1" draw:text-style-name="MP2" svg:x1="-0.003cm" svg:y1="0.778cm" svg:x2="17.684cm" svg:y2="0.778cm"><text:p/></draw:line><text:span text:style-name="MT1"><draw:frame draw:style-name="Mfr1" draw:name="Grafik2" text:anchor-type="as-char" svg:y="-0.529cm" svg:width="2.29cm" svg:height="0.55cm" draw:z-index="7"><draw:image xlink:href="Pictures/100000000000007B000000222DC6CA681F0E5DA6.png" xlink:type="simple" xlink:show="embed" xlink:actuate="onLoad" loext:mime-type="image/png"/></draw:frame></text:span><text:span text:style-name="MT1"><text:s/></text:span><text:span text:style-name="MT1"><text:title>EXT: New Constant Editor Types</text:title></text:span><text:span text:style-name="MT1"><text:s/>- </text:span><text:span text:style-name="MT1"><text:subject>tsparser</text:subject></text:span><text:span text:style-name="MT2"><text:tab/></text:span><text:span text:style-name="MT3"><text:chapter text:display="number" text:outline-level="2"/></text:span><text:span text:style-name="MT3"> </text:span><text:span text:style-name="MT3"><text:chapter text:display="name" text:outline-level="2">ChangeLog</text:chapter></text:span></text:p>
      </style:header>
      <style:footer>
        <text:p text:style-name="MP3"><text:page-number text:select-page="current">8</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dc:title>EXT: New Constant Editor Types</dc:title>
    <dc:subject>tsparser</dc:subject>
    <meta:initial-creator>Kasper Skårhøj</meta:initial-creator>
    <meta:creation-date>2002-11-01T00:32:00</meta:creation-date>
    <dc:creator>Holzinger Franz</dc:creator>
    <dc:date>2014-01-09T12:46:23</dc:date>
    <meta:printed-by>Kasper Skårhøj</meta:printed-by>
    <meta:print-date>2002-12-11T11:38:18</meta:print-date>
    <meta:keyword>forEditors</meta:keyword>
    <meta:keyword>forDevelopers</meta:keyword>
    <meta:keyword>Constants Editor</meta:keyword>
    <meta:editing-cycles>163</meta:editing-cycles>
    <meta:editing-duration>P1DT15H58M32S</meta:editing-duration>
    <meta:document-statistic meta:table-count="0" meta:image-count="1" meta:object-count="0" meta:page-count="8" meta:paragraph-count="46" meta:word-count="353" meta:character-count="2266" meta:non-whitespace-character-count="1958"/>
    <meta:user-defined meta:name="Author">Franz Holzinger</meta:user-defined>
    <meta:user-defined meta:name="Email">franz@ttproducts.de</meta:user-defined>
    <meta:user-defined meta:name="Info 4"/>
    <meta:user-defined meta:name="language (en, de, fr, nl, dk, es, ... )">en</meta:user-defined>
  </office:meta>
</office:document-meta>
</file>